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color="#e6e6e6"/>
    </style:style>
    <style:style style:name="P5"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7.0602in" style:type="right" style:leader-style="dotted" style:leader-text="."/>
        </style:tab-stops>
      </style:paragraph-properties>
    </style:style>
    <style:style style:name="P30" style:family="paragraph" style:parent-style-name="Contents_20_2">
      <style:paragraph-properties>
        <style:tab-stops>
          <style:tab-stop style:position="6.8839in" style:type="right"/>
        </style:tab-stops>
      </style:paragraph-properties>
    </style:style>
    <style:style style:name="P31" style:family="paragraph" style:parent-style-name="Index_20_1">
      <style:paragraph-properties>
        <style:tab-stops>
          <style:tab-stop style:position="7.0807in" style:type="right"/>
        </style:tab-stops>
      </style:paragraph-properties>
    </style:style>
    <style:style style:name="P32" style:family="paragraph" style:parent-style-name="Index_20_Separator">
      <style:paragraph-properties>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T10"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January 25,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
      <text:p text:style-name="P4"/>
      <text:p text:style-name="P5">This page is left blank.</text:p>
      <text:p text:style-name="P5">For the sake of harmony.</text:p>
      <text:p text:style-name="P5">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8">Table of Contents</text:p>
          </text:index-title>
          <text:p text:style-name="P29">The MIT License (MIT).<text:tab/>5</text:p>
          <text:p text:style-name="P29">Introduction<text:tab/>6</text:p>
          <text:p text:style-name="P30">About the name fOOrth<text:tab/>6</text:p>
          <text:p text:style-name="P30">How fOOrth came to be<text:tab/>6</text:p>
          <text:p text:style-name="P30">Goals and Principles<text:tab/>7</text:p>
          <text:p text:style-name="P30">Report Card<text:tab/>8</text:p>
          <text:p text:style-name="P30">Special Note<text:tab/>8</text:p>
          <text:p text:style-name="P29">Installation<text:tab/>9</text:p>
          <text:p text:style-name="P30">Ruby<text:tab/>9</text:p>
          <text:p text:style-name="P30">fOOrth<text:tab/>9</text:p>
          <text:p text:style-name="P30">Running fOOrth<text:tab/>10</text:p>
          <text:p text:style-name="P30">Source Archive<text:tab/>10</text:p>
          <text:p text:style-name="P29">First Steps<text:tab/>11</text:p>
          <text:p text:style-name="P29">The Syntax and Style of fOOrth<text:tab/>13</text:p>
          <text:p text:style-name="P30">Syntax<text:tab/>13</text:p>
          <text:p text:style-name="P30">Spaces<text:tab/>13</text:p>
          <text:p text:style-name="P30">Comments<text:tab/>13</text:p>
          <text:p text:style-name="P30">String Literals<text:tab/>13</text:p>
          <text:p text:style-name="P30">Numeric Literals<text:tab/>14</text:p>
          <text:p text:style-name="P29">A fOOrth Calculator<text:tab/>15</text:p>
          <text:p text:style-name="P30">Stack Manipulation<text:tab/>16</text:p>
          <text:p text:style-name="P30">Programming<text:tab/>16</text:p>
          <text:p text:style-name="P30">Control Structures<text:tab/>17</text:p>
          <text:p text:style-name="P30">Data Memory<text:tab/>17</text:p>
          <text:p text:style-name="P29">The Class Tree<text:tab/>18</text:p>
          <text:p text:style-name="P30">A Brief Overview<text:tab/>18</text:p>
          <text:p text:style-name="P29">Method Mapping<text:tab/>20</text:p>
          <text:p text:style-name="P29">Routing<text:tab/>21</text:p>
          <text:p text:style-name="P30">Routing Internals<text:tab/>22</text:p>
          <text:p text:style-name="P29">VirtualMachine<text:tab/>24</text:p>
          <text:p text:style-name="P29">Object<text:tab/>25</text:p>
          <text:p text:style-name="P30">Instance Methods<text:tab/>25</text:p>
          <text:p text:style-name="P30">See Also<text:tab/>34</text:p>
          <text:p text:style-name="P29">Array<text:tab/>35</text:p>
          <text:p text:style-name="P30">Array Literals<text:tab/>35</text:p>
          <text:p text:style-name="P30">Class Methods<text:tab/>35</text:p>
          <text:p text:style-name="P30">Instance Methods<text:tab/>35</text:p>
          <text:p text:style-name="P30">See Also<text:tab/>35</text:p>
          <text:p text:style-name="P29">Class<text:tab/>36</text:p>
          <text:p text:style-name="P30">Instance Methods<text:tab/>36</text:p>
          <text:p text:style-name="P30">See Also<text:tab/>36</text:p>
          <text:p text:style-name="P29">FalseClass<text:tab/>37</text:p>
          <text:p text:style-name="P30">Instance Methods<text:tab/>37</text:p>
          <text:p text:style-name="P30">See Also<text:tab/>37</text:p>
          <text:p text:style-name="P29">Hash<text:tab/>38</text:p>
          <text:p text:style-name="P30">Hash Literals<text:tab/>38</text:p>
          <text:p text:style-name="P30">Instance Methods<text:tab/>38</text:p>
          <text:p text:style-name="P30">See Also<text:tab/>38</text:p>
          <text:p text:style-name="P29">InStream<text:tab/>39</text:p>
          <text:p text:style-name="P30">Class Methods<text:tab/>39</text:p>
          <text:p text:style-name="P30">Instance Methods<text:tab/>39</text:p>
          <text:p text:style-name="P30">See Also<text:tab/>39</text:p>
          <text:p text:style-name="P29">MaxNumeric<text:tab/>40</text:p>
          <text:p text:style-name="P29">MinNumeric<text:tab/>41</text:p>
          <text:p text:style-name="P29">NilClass<text:tab/>42</text:p>
          <text:p text:style-name="P30">Instance Methods<text:tab/>42</text:p>
          <text:p text:style-name="P30">See Also<text:tab/>42</text:p>
          <text:p text:style-name="P29">Numeric<text:tab/>43</text:p>
          <text:p text:style-name="P30">Instance Methods<text:tab/>43</text:p>
          <text:p text:style-name="P30">See Also<text:tab/>43</text:p>
          <text:p text:style-name="P29">Complex<text:tab/>44</text:p>
          <text:p text:style-name="P30">Complex Literals<text:tab/>44</text:p>
          <text:p text:style-name="P30">Instance Methods<text:tab/>45</text:p>
          <text:p text:style-name="P30">See Also<text:tab/>45</text:p>
          <text:p text:style-name="P29">Float<text:tab/>46</text:p>
          <text:p text:style-name="P30">Float Literals<text:tab/>46</text:p>
          <text:p text:style-name="P30">See Also<text:tab/>46</text:p>
          <text:p text:style-name="P29">Integer<text:tab/>47</text:p>
          <text:p text:style-name="P30">Integer Literals<text:tab/>47</text:p>
          <text:p text:style-name="P30">Instance Methods<text:tab/>47</text:p>
          <text:p text:style-name="P30">See Also<text:tab/>47</text:p>
          <text:p text:style-name="P29">Rational<text:tab/>49</text:p>
          <text:p text:style-name="P30">Rational Literals<text:tab/>49</text:p>
          <text:p text:style-name="P30">Instance Methods<text:tab/>49</text:p>
          <text:p text:style-name="P30">See Also<text:tab/>50</text:p>
          <text:p text:style-name="P29">OutStream<text:tab/>51</text:p>
          <text:p text:style-name="P30">Class Methods<text:tab/>51</text:p>
          <text:p text:style-name="P30">Instance Methods<text:tab/>51</text:p>
          <text:p text:style-name="P30"><text:soft-page-break/>See Also<text:tab/>51</text:p>
          <text:p text:style-name="P29">Procedure<text:tab/>52</text:p>
          <text:p text:style-name="P30">Procedure Literals<text:tab/>52</text:p>
          <text:p text:style-name="P30">Instance Methods<text:tab/>52</text:p>
          <text:p text:style-name="P30">See Also<text:tab/>52</text:p>
          <text:p text:style-name="P29">String<text:tab/>53</text:p>
          <text:p text:style-name="P30">String Literals<text:tab/>53</text:p>
          <text:p text:style-name="P30">Instance Methods<text:tab/>53</text:p>
          <text:p text:style-name="P30">See Also<text:tab/>53</text:p>
          <text:p text:style-name="P29">Thread<text:tab/>54</text:p>
          <text:p text:style-name="P30">Class Methods<text:tab/>54</text:p>
          <text:p text:style-name="P30">Instance Methods<text:tab/>54</text:p>
          <text:p text:style-name="P30">See Also<text:tab/>54</text:p>
          <text:p text:style-name="P29">TrueClass<text:tab/>55</text:p>
          <text:p text:style-name="P30">See Also<text:tab/>55</text:p>
          <text:p text:style-name="P29">Symbol Glossary<text:tab/>56</text:p>
          <text:p text:style-name="P29">Appendix A – Regular Expressions<text:tab/>58</text:p>
          <text:p text:style-name="P29">Edit History:<text:tab/>60</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810976313893251310" text:style-name="L1">
        <text:list-item>
          <text:p text:style-name="P34">A Simple, Easy-to-Understand syntax that is none the less, Expressive and Compact:</text:p>
        </text:list-item>
      </text:list>
      <text:list xml:id="list5792220966567977572"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9334605" text:continue-list="list3810976313893251310" text:style-name="L1">
        <text:list-item>
          <text:p text:style-name="P34">Safe Data and Data Structures:</text:p>
        </text:list-item>
      </text:list>
      <text:list xml:id="list828461985889206485"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text:soft-page-break/>cannot access undefined memory regions. </text:p>
            </text:list-item>
          </text:list>
        </text:list-item>
      </text:list>
      <text:list xml:id="list39340803" text:continue-list="list39334605" text:style-name="L1">
        <text:list-item>
          <text:p text:style-name="P34">Message Passing:</text:p>
        </text:list-item>
      </text:list>
      <text:list xml:id="list1091814649109856141" text:style-name="L4">
        <text:list-item>
          <text:list>
            <text:list-item>
              <text:p text:style-name="P43">In fOOrth all actions take the form of messages sent to a receiver.</text:p>
            </text:list-item>
            <text:list-item>
              <text:p text:style-name="P43">The routing of messages is specified by the exact type of the message.</text:p>
            </text:list-item>
            <text:list-item>
              <text:p text:style-name="P43">Message receivers include data items on the stack as well as the virtual machine object associated with the current thread of execution.</text:p>
            </text:list-item>
            <text:list-item>
              <text:p text:style-name="P43">Messages for which no routing specification can be found, generate an error at compile time.</text:p>
            </text:list-item>
          </text:list>
        </text:list-item>
      </text:list>
      <text:list xml:id="list39326640" text:continue-list="list39340803" text:style-name="L1">
        <text:list-item>
          <text:p text:style-name="P34">Object Oriented Design:</text:p>
        </text:list-item>
      </text:list>
      <text:list xml:id="list2728969141430474387" text:style-name="L5">
        <text:list-item>
          <text:list>
            <text:list-item>
              <text:p text:style-name="P37">Support class based inheritance, with a non-cyclic (single inheritance) tree derived from a common base Object class.</text:p>
            </text:list-item>
            <text:list-item>
              <text:p text:style-name="P44">Support late binding and polymorphism through message interface compatibility or “duck” typing.</text:p>
            </text:list-item>
          </text:list>
        </text:list-item>
      </text:list>
      <text:list xml:id="list39348138" text:continue-list="list39326640" text:style-name="L1">
        <text:list-item>
          <text:p text:style-name="P34">Meta programming: </text:p>
        </text:list-item>
      </text:list>
      <text:list xml:id="list1283566736029394950" text:style-name="L6">
        <text:list-item>
          <text:list>
            <text:list-item>
              <text:p text:style-name="P45">Support extensible language constructs by making the compiler an accessible part of the system.</text:p>
            </text:list-item>
          </text:list>
        </text:list-item>
      </text:list>
      <text:list xml:id="list39353323" text:continue-list="list39348138" text:style-name="L1">
        <text:list-item>
          <text:p text:style-name="P34">Reliability:</text:p>
        </text:list-item>
      </text:list>
      <text:list xml:id="list4980119744367371909" text:style-name="L7">
        <text:list-item>
          <text:list>
            <text:list-item>
              <text:p text:style-name="P46">Errors should be detected as soon as possible. </text:p>
            </text:list-item>
            <text:list-item>
              <text:p text:style-name="P46">Language constructs should not be designed in a way that causes simple coding errors to spin off into infinite loops. </text:p>
            </text:list-item>
          </text:list>
        </text:list-item>
      </text:list>
      <text:list xml:id="list39354383" text:continue-list="list39353323" text:style-name="L1">
        <text:list-item>
          <text:p text:style-name="P38">Building on the host language:</text:p>
        </text:list-item>
      </text:list>
      <text:list xml:id="list7174961800463146631"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891928549677316297" text:style-name="L9">
        <text:list-item>
          <text:p text:style-name="P47">ruby 1.9.3p484 (2013-11-22) [i386-mingw32]</text:p>
        </text:list-item>
        <text:list-item>
          <text:p text:style-name="P47">ruby 2.1.5p273 (2014-11-13 revision 48405) [i386-mingw32]</text:p>
        </text:list-item>
        <text:list-item>
          <text:p text:style-name="P47">Rubinius – to be tested!</text:p>
        </text:list-item>
        <text:list-item>
          <text:p text:style-name="P47">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93144660"/>Rake<text:alphabetical-index-mark-end text:id="IMark9314466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3144660"/>Demo.rb<text:alphabetical-index-mark-end text:id="IMark931446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0">4 5 6</text:span></text:p>
      <text:p text:style-name="Code"/>
      <text:p text:style-name="Code">[4, 5, 6]</text:p>
      <text:p text:style-name="Code">&gt;<text:span text:style-name="T10">*</text:span></text:p>
      <text:p text:style-name="Code"/>
      <text:p text:style-name="Code">[4, 30]</text:p>
      <text:p text:style-name="Code">&gt;<text:span text:style-name="T10">+</text:span></text:p>
      <text:p text:style-name="Code"/>
      <text:p text:style-name="Code">[34]</text:p>
      <text:p text:style-name="Code">&gt;<text:span text:style-name="T10">.</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Naturally, computations are not limited to integer values, but may include floating point, rational and even complex data. Some example computational sequences with these data types are <text:soft-page-break/>show in the next screen capture sequence:</text:p>
      <text:p text:style-name="Code"/>
      <text:p text:style-name="Code">&gt;<text:span text:style-name="T10">4.0E3 50.0 6000.0</text:span></text:p>
      <text:p text:style-name="Code"/>
      <text:p text:style-name="Code">[4000.0, 50.0, 6000.0]</text:p>
      <text:p text:style-name="Code">&gt;<text:span text:style-name="T10">*</text:span></text:p>
      <text:p text:style-name="Code"/>
      <text:p text:style-name="Code">[4000.0, 300000.0]</text:p>
      <text:p text:style-name="Code">&gt;<text:span text:style-name="T10">+</text:span></text:p>
      <text:p text:style-name="Code"/>
      <text:p text:style-name="Code">[304000.0]</text:p>
      <text:p text:style-name="Code">&gt;<text:span text:style-name="T10">.</text:span></text:p>
      <text:p text:style-name="Code">304000.0</text:p>
      <text:p text:style-name="Code">[]</text:p>
      <text:p text:style-name="Code">&gt;<text:span text:style-name="T10">1/2 2/3 4/5</text:span></text:p>
      <text:p text:style-name="Code"/>
      <text:p text:style-name="Code">[(1/2), (2/3), (4/5)]</text:p>
      <text:p text:style-name="Code">&gt;<text:span text:style-name="T10">*</text:span></text:p>
      <text:p text:style-name="Code"/>
      <text:p text:style-name="Code">[(1/2), (8/15)]</text:p>
      <text:p text:style-name="Code">&gt;<text:span text:style-name="T10">+</text:span></text:p>
      <text:p text:style-name="Code"/>
      <text:p text:style-name="Code">[(31/30)]</text:p>
      <text:p text:style-name="Code">&gt;<text:span text:style-name="T10">.</text:span></text:p>
      <text:p text:style-name="Code">31/30</text:p>
      <text:p text:style-name="Code">[]</text:p>
      <text:p text:style-name="Code">&gt;<text:span text:style-name="T10">1+2i 3+4i 5+6i</text:span></text:p>
      <text:p text:style-name="Code"/>
      <text:p text:style-name="Code">[(1+2i), (3+4i), (5+6i)]</text:p>
      <text:p text:style-name="Code">&gt;<text:span text:style-name="T10">*</text:span></text:p>
      <text:p text:style-name="Code"/>
      <text:p text:style-name="Code">[(1+2i), (-9+38i)]</text:p>
      <text:p text:style-name="Code">&gt;<text:span text:style-name="T10">+</text:span></text:p>
      <text:p text:style-name="Code"/>
      <text:p text:style-name="Code">[(-8+40i)]</text:p>
      <text:p text:style-name="Code">&gt;<text:span text:style-name="T10">.</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oo many trigonometric, logarithmic and other operators to mention. Most operations will be found in the class reference section for the Numeric class.</text:p>
      <text:h text:style-name="Heading_20_2" text:outline-level="2">Stack Manipulation</text:h>
      <text:p text:style-name="Text_20_body"/>
      <text:h text:style-name="Heading_20_2" text:outline-level="2">Programming</text:h>
      <text:p text:style-name="Text_20_body"/>
      <text:h text:style-name="Heading_20_2" text:outline-level="2"><text:soft-page-break/>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01155276"/>Classes<text:alphabetical-index-mark-end text:id="IMark10115527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01155276"/>Inheritance<text:alphabetical-index-mark-end text:id="IMark10115527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01155276"/>Methods<text:alphabetical-index-mark-end text:id="IMark101155276"/></text:h>
      <text:p text:style-name="P3">All code in fOOrth is contained in methods. A method is a fragment of code that an object uses to respond to a message that has been sent to that object. In fOOrth there are three sorts of methods:</text:p>
      <text:list xml:id="list6004064677212579292" text:style-name="L10">
        <text:list-item>
          <text:p text:style-name="P40">Shared: Methods that are common to all instances of the class that contains them.</text:p>
        </text:list-item>
        <text:list-item>
          <text:p text:style-name="P40">Exclusive: Methods that are defined for one and only one object (and all of its clones that are created <text:span text:style-name="T2">after</text:span> the exclusive method is defined.).</text:p>
        </text:list-item>
        <text:list-item>
          <text:p text:style-name="P40">Local: Methods that are created in a context and are accessible only in that context. When the context concludes, these methods are no longer accessible.</text:p>
        </text:list-item>
      </text:list>
      <text:h text:style-name="Heading_20_3" text:outline-level="3"><text:alphabetical-index-mark-start text:id="IMark101156284"/>Late Binding<text:alphabetical-index-mark-end text:id="IMark101156284"/> and <text:alphabetical-index-mark-start text:id="IMark101156236"/>Polymorphism<text:alphabetical-index-mark-end text:id="IMark10115623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01156236"/>Method Mapping<text:alphabetical-index-mark-end text:id="IMark101156236"/></text:h>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227317264940757564" text:style-name="L11">
        <text:list-item>
          <text:p text:style-name="P41">The strings used by fOOrth needed to be converted to Ruby symbols to allow code to be executed in Ruby.</text:p>
        </text:list-item>
        <text:list-item>
          <text:p text:style-name="P41">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1">The mapping of symbols had to allow some strings to map to known symbols so that Ruby code code be constructed that uses those symbols for internal actions.</text:p>
        </text:list-item>
      </text:list>
      <text:p text:style-name="P3"/>
      <text:p text:style-name="P3"/>
      <text:h text:style-name="Heading_20_1" text:outline-level="1"><text:alphabetical-index-mark-start text:id="IMark101156284"/>Routing<text:alphabetical-index-mark-end text:id="IMark10115628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5089526604064818349" text:style-name="L12">
        <text:list-item>
          <text:p text:style-name="P42">The defining word used to create the method.</text:p>
        </text:list-item>
        <text:list-item>
          <text:p text:style-name="P42">The receiver of the defining word used to create the method.</text:p>
        </text:list-item>
        <text:list-item>
          <text:p text:style-name="P42">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01155420"/>:<text:alphabetical-index-mark-end text:id="IMark101155420"/></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01155420"/>.:<text:alphabetical-index-mark-end text:id="IMark10115542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01155420"/>.::<text:alphabetical-index-mark-end text:id="IMark10115542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01157724"/>do_map_name<text:alphabetical-index-mark-end text:id="IMark10115772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o be clear, Spec Errors should not happen. They are a sort of internal compiler error that things are not quite right with the setup of methods.</text:p>
      <text:p text:style-name="P3"/>
      <text:h text:style-name="Heading_20_1" text:outline-level="1"><text:alphabetical-index-mark-start text:id="IMark101157724"/>VirtualMachine<text:alphabetical-index-mark-end text:id="IMark101157724"/></text:h>
      <text:p text:style-name="Text_20_body"/>
      <text:p text:style-name="Text_20_body">Inheritance: VirtualMachine <text:span text:style-name="T8">←</text:span> Object</text:p>
      <text:p text:style-name="Code">VirtualMachine Shared Methods =</text:p>
      <text:p text:style-name="Code">! <text:s text:c="8"/>)show <text:s text:c="4"/>.select{ <text:s/>clone <text:s text:c="4"/>false <text:s text:c="4"/>nip <text:s text:c="6"/>thread:</text:p>
      <text:p text:style-name="Code">!: <text:s text:c="7"/>)threads <text:s/>.vm_name <text:s/>complex <text:s text:c="2"/>global: <text:s text:c="2"/>over <text:s text:c="5"/>true</text:p>
      <text:p text:style-name="Code">)" <text:s text:c="7"/>)version <text:s/>.with{ <text:s text:c="3"/>copy <text:s text:c="5"/>if <text:s text:c="7"/>pause <text:s text:c="4"/>tuck</text:p>
      <text:p text:style-name="Code">)classes <text:s/>)words <text:s text:c="3"/>: <text:s text:c="8"/>cr <text:s text:c="7"/>infinity <text:s/>pi <text:s text:c="7"/>vm</text:p>
      <text:p text:style-name="Code">)debug <text:s text:c="3"/>-infinity ?dup <text:s text:c="5"/>do <text:s text:c="7"/>load" <text:s text:c="4"/>pick <text:s text:c="5"/>{</text:p>
      <text:p text:style-name="Code">)entries <text:s/>.append{ <text:s/>@ <text:s text:c="8"/>dpr <text:s text:c="6"/>max_float rational <text:s/>{{</text:p>
      <text:p text:style-name="Code">)globals <text:s/>.create{ <text:s/>[ <text:s text:c="8"/>drop <text:s text:c="5"/>max_num <text:s text:c="2"/>rot</text:p>
      <text:p text:style-name="Code">)load" <text:s text:c="3"/>.each{ <text:s text:c="3"/>accept <text:s text:c="3"/>dup <text:s text:c="6"/>min_float self</text:p>
      <text:p text:style-name="Code">)nodebug <text:s/>.map{ <text:s text:c="4"/>accept" <text:s text:c="2"/>e <text:s text:c="8"/>min_num <text:s text:c="2"/>space</text:p>
      <text:p text:style-name="Code">)noshow <text:s text:c="2"/>.new{ <text:s text:c="4"/>begin <text:s text:c="4"/>epsilon <text:s text:c="2"/>nan <text:s text:c="6"/>spaces</text:p>
      <text:p text:style-name="Code">)quit <text:s text:c="4"/>.open{ <text:s text:c="3"/>class: <text:s text:c="3"/>f" <text:s text:c="7"/>nil <text:s text:c="6"/>swap</text:p>
      <text:p text:style-name="Code"/>
      <text:p text:style-name="Text_20_body"/>
      <text:p text:style-name="Text_20_body"/>
      <text:p text:style-name="Text_20_body"/>
      <text:h text:style-name="Heading_20_1" text:outline-level="1"><text:alphabetical-index-mark-start text:id="IMark101157724"/>Object<text:alphabetical-index-mark-end text:id="IMark101157724"/></text:h>
      <text:p text:style-name="Text_20_body"/>
      <text:p text:style-name="Text_20_body">Inheritance: Object <text:span text:style-name="T8">←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01155804"/>&amp;&amp;<text:alphabetical-index-mark-end text:id="IMark10115580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01155804"/>)methods<text:alphabetical-index-mark-end text:id="IMark10115580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01155804"/>.<text:alphabetical-index-mark-end text:id="IMark101155804"/>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01155804"/>.::<text:alphabetical-index-mark-end text:id="IMark10115580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01155804"/>inst:<text:alphabetical-index-mark-end text:id="IMark10115580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01155804"/>local:<text:alphabetical-index-mark-end text:id="IMark10115580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01155804"/>super<text:alphabetical-index-mark-end text:id="IMark10115580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01155804"/>;<text:alphabetical-index-mark-end text:id="IMark10115580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01155804"/>.class<text:alphabetical-index-mark-end text:id="IMark101155804"/>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01155804"/>.clone<text:alphabetical-index-mark-end text:id="IMark10115580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01155804"/>.copy<text:alphabetical-index-mark-end text:id="IMark10115580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01155804"/>.init<text:alphabetical-index-mark-end text:id="IMark10115580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01155804"/>.is_class?<text:alphabetical-index-mark-end text:id="IMark10115580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01155804"/>.name<text:alphabetical-index-mark-end text:id="IMark10115580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1155804"/>.strlen<text:alphabetical-index-mark-end text:id="IMark10115580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1155804"/>.to_f<text:alphabetical-index-mark-end text:id="IMark10115580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01155804"/>.to_f!<text:alphabetical-index-mark-end text:id="IMark10115580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01155804"/>.to_i<text:alphabetical-index-mark-end text:id="IMark10115580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01155804"/>.to_i!<text:alphabetical-index-mark-end text:id="IMark10115580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01155804"/>.to_n<text:alphabetical-index-mark-end text:id="IMark10115580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01155804"/>.to_n!<text:alphabetical-index-mark-end text:id="IMark10115580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01155804"/>.to_r<text:alphabetical-index-mark-end text:id="IMark10115580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01155804"/>.to_r!<text:alphabetical-index-mark-end text:id="IMark10115580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01155804"/>.to_s<text:alphabetical-index-mark-end text:id="IMark101155804"/>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01155804"/>.to_x<text:alphabetical-index-mark-end text:id="IMark10115580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01155804"/>.to_x!<text:alphabetical-index-mark-end text:id="IMark10115580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01155804"/>&lt;&gt;<text:alphabetical-index-mark-end text:id="IMark101155804"/>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01155804"/>=<text:alphabetical-index-mark-end text:id="IMark101155804"/>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01155804"/>^^<text:alphabetical-index-mark-end text:id="IMark10115580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01155804"/>distinct?<text:alphabetical-index-mark-end text:id="IMark10115580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01155804"/>identical?<text:alphabetical-index-mark-end text:id="IMark10115580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01155804"/>max<text:alphabetical-index-mark-end text:id="IMark10115580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01155804"/>min<text:alphabetical-index-mark-end text:id="IMark1011558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01155804"/>nil&lt;&gt;<text:alphabetical-index-mark-end text:id="IMark101155804"/>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01155804"/>nil=<text:alphabetical-index-mark-end text:id="IMark1011558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01155804"/>not<text:alphabetical-index-mark-end text:id="IMark1011558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01155804"/>||<text:alphabetical-index-mark-end text:id="IMark101155804"/>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01157724"/>Array<text:alphabetical-index-mark-end text:id="IMark101157724"/></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1157724"/>Class<text:alphabetical-index-mark-end text:id="IMark101157724"/></text:h>
      <text:p text:style-name="Text_20_body"/>
      <text:p text:style-name="Text_20_body">Inheritance: Class <text:span text:style-name="T8">←</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1157724"/>FalseClass<text:alphabetical-index-mark-end text:id="IMark101157724"/></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1155804"/>&amp;&amp;<text:alphabetical-index-mark-end text:id="IMark10115580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1155804"/>^^<text:alphabetical-index-mark-end text:id="IMark10115580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1155804"/>||<text:alphabetical-index-mark-end text:id="IMark10115580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01157724"/>Hash<text:alphabetical-index-mark-end text:id="IMark101157724"/></text:h>
      <text:p text:style-name="Text_20_body"/>
      <text:p text:style-name="Text_20_body">Inheritance: Hash <text:span text:style-name="T8">←</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1157724"/>InStream<text:alphabetical-index-mark-end text:id="IMark101157724"/></text:h>
      <text:p text:style-name="Text_20_body">Inheritance: InStream <text:span text:style-name="T8">←</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01157724"/><text:alphabetical-index-mark-start text:id="IMark101157676"/>MaxNumeric<text:alphabetical-index-mark-end text:id="IMark101157676"/><text:alphabetical-index-mark-end text:id="IMark101157724"/></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01157724"/><text:alphabetical-index-mark-start text:id="IMark101157676"/>MinNumeric<text:alphabetical-index-mark-end text:id="IMark101157676"/><text:alphabetical-index-mark-end text:id="IMark101157724"/></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01157724"/><text:alphabetical-index-mark-start text:id="IMark101157676"/><text:alphabetical-index-mark-start text:id="IMark101157388"/>NilClass<text:alphabetical-index-mark-end text:id="IMark101157388"/><text:alphabetical-index-mark-end text:id="IMark101157676"/><text:alphabetical-index-mark-end text:id="IMark101157724"/></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1155804"/>&amp;&amp;<text:alphabetical-index-mark-end text:id="IMark10115580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1155804"/>^^<text:alphabetical-index-mark-end text:id="IMark10115580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1155804"/>||<text:alphabetical-index-mark-end text:id="IMark10115580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1157724"/>Numeric<text:alphabetical-index-mark-end text:id="IMark101157724"/></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101157724"/>Complex<text:alphabetical-index-mark-end text:id="IMark101157724"/></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01157628"/>.cbrt<text:alphabetical-index-mark-end text:id="IMark101157628"/>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01157676"/>.e**<text:alphabetical-index-mark-end text:id="IMark101157676"/>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01157628"/>.split<text:alphabetical-index-mark-end text:id="IMark101157628"/>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01157676"/>.sqrt<text:alphabetical-index-mark-end text:id="IMark101157676"/>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01158060"/>Float<text:alphabetical-index-mark-end text:id="IMark101158060"/></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1158348"/>Integer<text:alphabetical-index-mark-end text:id="IMark101158348"/></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01158636"/>Rational<text:alphabetical-index-mark-end text:id="IMark101158636"/></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1158492"/>.split<text:alphabetical-index-mark-end text:id="IMark10115849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3143076"/>OutStream<text:alphabetical-index-mark-end text:id="IMark93143076"/></text:h>
      <text:p text:style-name="Text_20_body">Inheritance: OutStream <text:span text:style-name="T8">←</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93143076"/>Procedure<text:alphabetical-index-mark-end text:id="IMark93143076"/></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3143076"/>String<text:alphabetical-index-mark-end text:id="IMark93143076"/></text:h>
      <text:p text:style-name="Text_20_body"/>
      <text:p text:style-name="Text_20_body">Inheritance: String <text:span text:style-name="T8">←</text:span> Object</text:p>
      <text:p text:style-name="Code">String Shared Methods =</text:p>
      <text:p text:style-name="Code">* <text:s text:c="8"/>.+right <text:s text:c="2"/>.emit <text:s text:c="4"/>.length <text:s text:c="2"/>.mid? <text:s text:c="4"/>.rjust <text:s text:c="3"/>&lt;</text:p>
      <text:p text:style-name="Code">+ <text:s text:c="8"/>.-left <text:s text:c="3"/>.eval <text:s text:c="4"/>.lines <text:s text:c="3"/>.midlr <text:s text:c="3"/>.rstrip <text:s text:c="2"/>&lt;&lt;</text:p>
      <text:p text:style-name="Code">." <text:s text:c="7"/>.-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3143076"/>Thread<text:alphabetical-index-mark-end text:id="IMark93143076"/></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3143076"/><text:alphabetical-index-mark-start text:id="IMark101158876"/><text:alphabetical-index-mark-start text:id="IMark101158828"/>TrueClass<text:alphabetical-index-mark-end text:id="IMark101158828"/><text:alphabetical-index-mark-end text:id="IMark101158876"/><text:alphabetical-index-mark-end text:id="IMark93143076"/></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Symbol Glossary</text:h>
      <text:p text:style-name="Code"/>
      <text:p text:style-name="Code">Symbol Map Entries =</text:p>
      <text:p text:style-name="Code">! <text:s text:c="13"/>.atanh <text:s text:c="8"/>.main <text:s text:c="9"/>.to_f! <text:s text:c="8"/>InStream</text:p>
      <text:p text:style-name="Code">!: <text:s text:c="12"/>.c2p <text:s text:c="10"/>.map{ <text:s text:c="9"/>.to_i <text:s text:c="9"/>Integer</text:p>
      <text:p text:style-name="Code">&amp;&amp; <text:s text:c="12"/>.call <text:s text:c="9"/>.max <text:s text:c="10"/>.to_i! <text:s text:c="8"/>MaxNumeric</text:p>
      <text:p text:style-name="Code">)" <text:s text:c="12"/>.cbrt <text:s text:c="9"/>.mid <text:s text:c="10"/>.to_lower <text:s text:c="5"/>MinNumeric</text:p>
      <text:p text:style-name="Code">)classes <text:s text:c="6"/>.ceil <text:s text:c="9"/>.mid? <text:s text:c="9"/>.to_n <text:s text:c="9"/>NilClass</text:p>
      <text:p text:style-name="Code">)debug <text:s text:c="8"/>.cjust <text:s text:c="8"/>.midlr <text:s text:c="8"/>.to_n! <text:s text:c="8"/>Numeric</text:p>
      <text:p text:style-name="Code">)entries <text:s text:c="6"/>.class <text:s text:c="8"/>.min <text:s text:c="10"/>.to_r <text:s text:c="9"/>Object</text:p>
      <text:p text:style-name="Code">)globals <text:s text:c="6"/>.clone <text:s text:c="8"/>.name <text:s text:c="9"/>.to_r! <text:s text:c="8"/>OutStream</text:p>
      <text:p text:style-name="Code">)load" <text:s text:c="8"/>.close <text:s text:c="8"/>.new <text:s text:c="10"/>.to_s <text:s text:c="9"/>Procedure</text:p>
      <text:p text:style-name="Code">)methods <text:s text:c="6"/>.conjugate <text:s text:c="4"/>.new_size <text:s text:c="5"/>.to_upper <text:s text:c="5"/>Rational</text:p>
      <text:p text:style-name="Code">)nodebug <text:s text:c="6"/>.copy <text:s text:c="9"/>.new_value <text:s text:c="4"/>.to_x <text:s text:c="9"/>String</text:p>
      <text:p text:style-name="Code">)noshow <text:s text:c="7"/>.cos <text:s text:c="10"/>.new_values <text:s text:c="3"/>.to_x! <text:s text:c="8"/>Thread</text:p>
      <text:p text:style-name="Code">)quit <text:s text:c="9"/>.cosh <text:s text:c="9"/>.new{ <text:s text:c="9"/>.values <text:s text:c="7"/>TrueClass</text:p>
      <text:p text:style-name="Code">)show <text:s text:c="9"/>.cr <text:s text:c="11"/>.numerator <text:s text:c="4"/>.vm <text:s text:c="11"/>VirtualMachin</text:p>
      <text:p text:style-name="Code">)stubs <text:s text:c="8"/>.create <text:s text:c="7"/>.odd? <text:s text:c="9"/>.vm_name <text:s text:c="6"/>[</text:p>
      <text:p text:style-name="Code">)threads <text:s text:c="6"/>.create{ <text:s text:c="6"/>.open <text:s text:c="9"/>.with{ <text:s text:c="8"/>^^</text:p>
      <text:p text:style-name="Code">)version <text:s text:c="6"/>.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psilon</text:p>
      <text:p text:style-name="Code">.1/x <text:s text:c="10"/>.imaginary <text:s text:c="4"/>.sinh <text:s text:c="9"/>&lt;= <text:s text:c="12"/>f"</text:p>
      <text:p text:style-name="Code">.10** <text:s text:c="9"/>.init <text:s text:c="9"/>.sleep <text:s text:c="8"/>&lt;=&gt; <text:s text:c="11"/>false</text:p>
      <text:p text:style-name="Code">.2** <text:s text:c="10"/>.is_class? <text:s text:c="4"/>.sort <text:s text:c="9"/>&lt;&gt; <text:s text:c="12"/>global:</text:p>
      <text:p text:style-name="Code">.: <text:s text:c="12"/>.keys <text:s text:c="9"/>.space <text:s text:c="8"/>= <text:s text:c="13"/>identical?</text:p>
      <text:p text:style-name="Code">.:: <text:s text:c="11"/>.lcm <text:s text:c="10"/>.spaces <text:s text:c="7"/>&gt; <text:s text:c="13"/>if</text:p>
      <text:p text:style-name="Code">.[]! <text:s text:c="10"/>.left <text:s text:c="9"/>.split <text:s text:c="8"/>&gt;= <text:s text:c="12"/>infinity</text:p>
      <text:p text:style-name="Code">.[]@ <text:s text:c="10"/>.left? <text:s text:c="8"/>.sqr <text:s text:c="10"/>&gt;&gt; <text:s text:c="12"/>load"</text:p>
      <text:p text:style-name="Code">.abs <text:s text:c="10"/>.length <text:s text:c="7"/>.sqrt <text:s text:c="9"/>?dup <text:s text:c="10"/>max</text:p>
      <text:p text:style-name="Code">.acos <text:s text:c="9"/>.lines <text:s text:c="8"/>.start <text:s text:c="8"/>@ <text:s text:c="13"/>max_float</text:p>
      <text:p text:style-name="Code">.acosh <text:s text:c="8"/>.list <text:s text:c="9"/>.strip <text:s text:c="8"/>Array <text:s text:c="9"/>max_num</text:p>
      <text:p text:style-name="Code">.angle <text:s text:c="8"/>.ljust <text:s text:c="8"/>.strlen <text:s text:c="7"/>Bignum <text:s text:c="8"/>min</text:p>
      <text:p text:style-name="Code">.append <text:s text:c="7"/>.ln <text:s text:c="11"/>.strmax <text:s text:c="7"/>Class <text:s text:c="9"/>min_float</text:p>
      <text:p text:style-name="Code">.append{ <text:s text:c="6"/>.load <text:s text:c="9"/>.strmax2 <text:s text:c="6"/>Complex <text:s text:c="7"/>min_num</text:p>
      <text:p text:style-name="Code">.asin <text:s text:c="9"/>.log10 <text:s text:c="8"/>.subclass: <text:s text:c="4"/>FalseClass <text:s text:c="4"/>mod</text:p>
      <text:p text:style-name="Code">.asinh <text:s text:c="8"/>.log2 <text:s text:c="9"/>.tan <text:s text:c="10"/>Fixnum <text:s text:c="8"/>nan</text:p>
      <text:p text:style-name="Code">.atan <text:s text:c="9"/>.lstrip <text:s text:c="7"/>.tanh <text:s text:c="9"/>Float <text:s text:c="9"/>neg</text:p>
      <text:p text:style-name="Code">.atan2 <text:s text:c="8"/>.magnitude <text:s text:c="4"/>.to_f <text:s text:c="9"/>Hash <text:s text:c="10"/>nil</text:p>
      <text:p text:style-name="Code"/>
      <text:p text:style-name="Code"/>
      <text:p text:style-name="Code"><text:soft-page-break/></text:p>
      <text:p text:style-name="Code">nil&lt;&gt; <text:s text:c="9"/>pause <text:s text:c="9"/>space <text:s text:c="9"/>vm <text:s text:c="12"/>~"</text:p>
      <text:p text:style-name="Code">nil= <text:s text:c="10"/>pi <text:s text:c="12"/>spaces <text:s text:c="8"/>xor <text:s text:c="11"/>~cr</text:p>
      <text:p text:style-name="Code">nip <text:s text:c="11"/>pick <text:s text:c="10"/>swap <text:s text:c="10"/>{ <text:s text:c="13"/>~emit</text:p>
      <text:p text:style-name="Code">not <text:s text:c="11"/>rational <text:s text:c="6"/>thread: <text:s text:c="7"/>{{ <text:s text:c="12"/>~getc</text:p>
      <text:p text:style-name="Code">or <text:s text:c="12"/>rot <text:s text:c="11"/>true <text:s text:c="10"/>|| <text:s text:c="12"/>~space</text:p>
      <text:p text:style-name="Code">over <text:s text:c="10"/>self <text:s text:c="10"/>tuck <text:s text:c="10"/>~ <text:s text:c="13"/>~spaces</text:p>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text:p>
          <text:p text:style-name="P31">Array<text:tab/>35</text:p>
          <text:p text:style-name="P32">C</text:p>
          <text:p text:style-name="P31">Class<text:tab/>36</text:p>
          <text:p text:style-name="P31">Classes<text:tab/>18</text:p>
          <text:p text:style-name="P31">Complex<text:tab/>44</text:p>
          <text:p text:style-name="P32">D</text:p>
          <text:p text:style-name="P31">Demo.rb<text:tab/>10</text:p>
          <text:p text:style-name="P31">distinct?<text:tab/>32</text:p>
          <text:p text:style-name="P31">do_map_name<text:tab/>22</text:p>
          <text:p text:style-name="P32">F</text:p>
          <text:p text:style-name="P31">FalseClass<text:tab/>37</text:p>
          <text:p text:style-name="P31">Float<text:tab/>46</text:p>
          <text:p text:style-name="P32">H</text:p>
          <text:p text:style-name="P31">Hash<text:tab/>38</text:p>
          <text:p text:style-name="P32">I</text:p>
          <text:p text:style-name="P31">identical?<text:tab/>33</text:p>
          <text:p text:style-name="P31">Inheritance<text:tab/>19</text:p>
          <text:p text:style-name="P31">inst:<text:tab/>26</text:p>
          <text:p text:style-name="P31">InStream<text:tab/>39</text:p>
          <text:p text:style-name="P31">Integer<text:tab/>47</text:p>
          <text:p text:style-name="P32">L</text:p>
          <text:p text:style-name="P31">Late Binding<text:tab/>19</text:p>
          <text:p text:style-name="P31">local:<text:tab/>26</text:p>
          <text:p text:style-name="P32">M</text:p>
          <text:p text:style-name="P31">max<text:tab/>33</text:p>
          <text:p text:style-name="P31">MaxNumeric<text:tab/>40</text:p>
          <text:p text:style-name="P31">Method Mapping<text:tab/>20</text:p>
          <text:p text:style-name="P31">Methods<text:tab/>19</text:p>
          <text:p text:style-name="P31">min<text:tab/>33</text:p>
          <text:p text:style-name="P31">MinNumeric<text:tab/>41</text:p>
          <text:p text:style-name="P32">N</text:p>
          <text:p text:style-name="P31">nil&lt;&gt;<text:tab/>34</text:p>
          <text:p text:style-name="P31">nil=<text:tab/>34</text:p>
          <text:p text:style-name="P31">NilClass<text:tab/>42</text:p>
          <text:p text:style-name="P31">not<text:tab/>34</text:p>
          <text:p text:style-name="P31">Numeric<text:tab/>43</text:p>
          <text:p text:style-name="P32">O</text:p>
          <text:p text:style-name="P31">Object<text:tab/>25</text:p>
          <text:p text:style-name="P31">OutStream<text:tab/>51</text:p>
          <text:p text:style-name="P32">P</text:p>
          <text:p text:style-name="P31">Polymorphism<text:tab/>19</text:p>
          <text:p text:style-name="P31">Procedure<text:tab/>52</text:p>
          <text:p text:style-name="P32">R</text:p>
          <text:p text:style-name="P31">Rake<text:tab/>10</text:p>
          <text:p text:style-name="P31">Rational<text:tab/>49</text:p>
          <text:p text:style-name="P31">Routing<text:tab/>21</text:p>
          <text:p text:style-name="P32">S</text:p>
          <text:p text:style-name="P31">String<text:tab/>53</text:p>
          <text:p text:style-name="P31">super<text:tab/>26</text:p>
          <text:p text:style-name="P32">T</text:p>
          <text:p text:style-name="P31">Thread<text:tab/>54</text:p>
          <text:p text:style-name="P31">TrueClass<text:tab/>55</text:p>
          <text:p text:style-name="P32">V</text:p>
          <text:p text:style-name="P31">VirtualMachine<text:tab/>24</text:p>
          <text:p text:style-name="P32">^</text:p>
          <text:p text:style-name="P31">^^<text:tab/>32, 37, 42</text:p>
          <text:p text:style-name="P32">;</text:p>
          <text:p text:style-name="P31">;<text:tab/>26</text:p>
          <text:p text:style-name="P32">:</text:p>
          <text:p text:style-name="P31">:<text:tab/>21</text:p>
          <text:p text:style-name="P32">.</text:p>
          <text:p text:style-name="P31">.<text:tab/>25</text:p>
          <text:p text:style-name="P31">.:<text:tab/>21</text:p>
          <text:p text:style-name="P31">.::<text:tab/>21, 26</text:p>
          <text:p text:style-name="P31">.cbrt<text:tab/>45</text:p>
          <text:p text:style-name="P31">.class<text:tab/>26</text:p>
          <text:p text:style-name="P31">.clone<text:tab/>27</text:p>
          <text:p text:style-name="P31">.copy<text:tab/>27</text:p>
          <text:p text:style-name="P31">.e**<text:tab/>45</text:p>
          <text:p text:style-name="P31">.init<text:tab/>27</text:p>
          <text:p text:style-name="P31">.is_class?<text:tab/>27</text:p>
          <text:p text:style-name="P31">.name<text:tab/>28</text:p>
          <text:p text:style-name="P31">.split<text:tab/>45, 49</text:p>
          <text:p text:style-name="P31">.sqrt<text:tab/>45</text:p>
          <text:p text:style-name="P31">.strlen<text:tab/>28</text:p>
          <text:p text:style-name="P31">.to_f<text:tab/>28</text:p>
          <text:p text:style-name="P31">.to_f!<text:tab/>29</text:p>
          <text:p text:style-name="P31">.to_i<text:tab/>29</text:p>
          <text:p text:style-name="P31">.to_i!<text:tab/>29</text:p>
          <text:p text:style-name="P31">.to_n<text:tab/>29</text:p>
          <text:p text:style-name="P31">.to_n!<text:tab/>30</text:p>
          <text:p text:style-name="P31">.to_r<text:tab/>30</text:p>
          <text:p text:style-name="P31">.to_r!<text:tab/>31</text:p>
          <text:p text:style-name="P31">.to_s<text:tab/>31</text:p>
          <text:p text:style-name="P31">.to_x<text:tab/>31</text:p>
          <text:p text:style-name="P31">.to_x!<text:tab/>32</text:p>
          <text:p text:style-name="P32">)</text:p>
          <text:p text:style-name="P31">)methods<text:tab/>25</text:p>
          <text:p text:style-name="P32">&amp;</text:p>
          <text:p text:style-name="P31">&amp;&amp;<text:tab/>25, 37, 42</text:p>
          <text:p text:style-name="P32">&lt;</text:p>
          <text:p text:style-name="P31">&lt;&gt;<text:tab/>32</text:p>
          <text:p text:style-name="P32">=</text:p>
          <text:p text:style-name="P31">=<text:tab/>32</text:p>
          <text:p text:style-name="P32">|</text:p>
          <text:p text:style-name="P31">||<text:tab/>34, 37, 42</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1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7</text:page-number> of <text:page-count>6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2H47M24S</meta:editing-duration>
    <meta:editing-cycles>901</meta:editing-cycles>
    <meta:generator>OpenOffice/4.1.1$Win32 OpenOffice.org_project/411m6$Build-9775</meta:generator>
    <dc:date>2015-01-25T19:17:21.98</dc:date>
    <dc:creator>Peter Camilleri</dc:creator>
    <meta:document-statistic meta:table-count="53" meta:image-count="0" meta:object-count="0" meta:page-count="60" meta:paragraph-count="1326" meta:word-count="8521" meta:character-count="53661"/>
    <meta:template xlink:type="simple" xlink:actuate="onRequest" xlink:title="MyDefault" xlink:href="../../../../OpenOffice.org/3/user/template/MyDefault.ott" meta:date="2014-06-26T22:09:00.24"/>
  </office:meta>
</office:document-meta>
</file>